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officeooo:rsid="0011eb4e" officeooo:paragraph-rsid="0011eb4e"/>
    </style:style>
    <style:style style:name="P3" style:family="paragraph" style:parent-style-name="Standard">
      <style:paragraph-properties fo:text-align="start" style:justify-single-word="false"/>
      <style:text-properties officeooo:rsid="0011eb4e" officeooo:paragraph-rsid="0011eb4e"/>
    </style:style>
    <style:style style:name="P4" style:family="paragraph" style:parent-style-name="Standard">
      <style:paragraph-properties fo:text-align="start" style:justify-single-word="false">
        <style:tab-stops>
          <style:tab-stop style:position="1.3583in"/>
        </style:tab-stops>
      </style:paragraph-properties>
      <style:text-properties officeooo:rsid="0011eb4e" officeooo:paragraph-rsid="0011eb4e"/>
    </style:style>
    <style:style style:name="P5" style:family="paragraph" style:parent-style-name="Standard">
      <style:paragraph-properties fo:text-align="start" style:justify-single-word="false">
        <style:tab-stops>
          <style:tab-stop style:position="1.3583in"/>
        </style:tab-stops>
      </style:paragraph-properties>
      <style:text-properties officeooo:rsid="0011eb4e" officeooo:paragraph-rsid="00137ec4"/>
    </style:style>
    <style:style style:name="P6" style:family="paragraph" style:parent-style-name="Standard">
      <style:paragraph-properties fo:text-align="start" style:justify-single-word="false">
        <style:tab-stops>
          <style:tab-stop style:position="1.3583in"/>
        </style:tab-stops>
      </style:paragraph-properties>
      <style:text-properties officeooo:rsid="0011eb4e" officeooo:paragraph-rsid="0016e421"/>
    </style:style>
    <style:style style:name="P7" style:family="paragraph" style:parent-style-name="Standard">
      <style:paragraph-properties fo:text-align="start" style:justify-single-word="false">
        <style:tab-stops>
          <style:tab-stop style:position="1.3583in"/>
        </style:tab-stops>
      </style:paragraph-properties>
      <style:text-properties fo:font-weight="bold" officeooo:rsid="0011eb4e" officeooo:paragraph-rsid="0011eb4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7ec4" style:font-weight-asian="normal" style:font-weight-complex="normal"/>
    </style:style>
    <style:style style:name="T3" style:family="text">
      <style:text-properties officeooo:rsid="00137e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 in Rezonator</text:p>
      <text:p text:style-name="P2">Structure of the LinkGrid</text:p>
      <text:p text:style-name="P3"/>
      <text:p text:style-name="P4">linkID<text:tab/>unique integer identifier for each link (independent of link type, tier, etc.)</text:p>
      <text:p text:style-name="P4">chainID<text:tab/>unique integer identifier for the chain that this link belongs to</text:p>
      <text:p text:style-name="P5"><text:span text:style-name="T3">tier</text:span><text:tab/>link<text:span text:style-name="T3"> t</text:span>ype<text:span text:style-name="T3">: </text:span>rez, track, stack...</text:p>
      <text:p text:style-name="P7">source<text:tab/><text:span text:style-name="T1">node from which the link starts</text:span><text:span text:style-name="T2"> (head)</text:span></text:p>
      <text:p text:style-name="P7">goal<text:tab/><text:span text:style-name="T1">node from which the link ends</text:span><text:span text:style-name="T2"> (destination, dependent, modifier)</text:span></text:p>
      <text:p text:style-name="P7">role<text:tab/><text:span text:style-name="T1">relation between source and goal</text:span></text:p>
      <text:p text:style-name="P4">tag<text:tab/>feature <text:span text:style-name="T3">that specifies a quality of the </text:span>link<text:span text:style-name="T3"> and/or</text:span>relation</text:p>
      <text:p text:style-name="P4">sourceClickTime<text:span text:style-name="T3"><text:tab/>timestamp when user clicked on source</text:span></text:p>
      <text:p text:style-name="P5">goalClickTime<text:span text:style-name="T3"><text:tab/>timestamp when user clicked on goal/destination</text:span></text:p>
      <text:p text:style-name="P5">roleTime<text:span text:style-name="T3"><text:tab/>timestamp when user specified role/relation</text:span></text:p>
      <text:p text:style-name="P4">gapListWords<text:span text:style-name="T3"><text:tab/>list of words (if any) occurring in the gap between source and goal </text:span></text:p>
      <text:p text:style-name="P4">gapListTokens<text:span text:style-name="T3"><text:tab/>same, but for all tokens (words, pause, laugh, grunt...)</text:span></text:p>
      <text:p text:style-name="P5">gapWord<text:span text:style-name="T3">Count<text:tab/>integer value: number of words in the gap between source and goal</text:span></text:p>
      <text:p text:style-name="P6">gapToken<text:span text:style-name="T3">Count<text:tab/>integer value: number of tokens (words, pause...) in gap between source and goal</text:span></text:p>
      <text:p text:style-name="P6">gapUnit<text:span text:style-name="T3">Count<text:tab/>integer value: number of intonation unit boundaries in the gap</text:span></text:p>
      <text:p text:style-name="P5">state<text:tab/><text:span text:style-name="T3">current state of the link: </text:span>live, dead, auto<text:span text:style-name="T3"> </text:span></text:p>
      <text:p text:style-name="P5"><text:span text:style-name="T3"><text:tab/><text:tab/>(auto = link generated by Rezonator, as part of re-sorting of links in a chain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00:05:45.801000000</meta:creation-date>
    <dc:date>2018-07-27T00:31:44.094000000</dc:date>
    <meta:editing-duration>PT2M37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19" meta:word-count="178" meta:character-count="1146" meta:non-whitespace-character-count="983"/>
  </office:meta>
</office:document-meta>
</file>